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39BC6E15F95206DDC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284cm" svg:x="0.012cm" svg:y="0.235cm">
          <draw:image xlink:href="Pictures/10000000000003E800000239BC6E15F95206DDCA.jpg" xlink:type="simple" xlink:show="embed" xlink:actuate="onLoad" loext:mime-type="image/jpeg">
            <text:p text:style-name="P1"/>
          </draw:image>
        </draw:frame>
        <draw:line draw:style-name="gr2" draw:text-style-name="P2" draw:layer="layout" svg:x1="6.008cm" svg:y1="4.706cm" svg:x2="2.309cm" svg:y2="1.497cm">
          <text:p/>
        </draw:line>
        <draw:line draw:style-name="gr2" draw:text-style-name="P2" draw:layer="layout" svg:x1="12.249cm" svg:y1="5.247cm" svg:x2="12.265cm" svg:y2="7.4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0:39:24.214779828</dc:date>
    <meta:editing-duration>PT8M41S</meta:editing-duration>
    <meta:editing-cycles>4</meta:editing-cycles>
    <meta:generator>LibreOffice/6.4.5.2$Linux_X86_64 LibreOffice_project/40$Build-2</meta:generator>
    <meta:document-statistic meta:object-count="3"/>
  </office:meta>
</office:document-meta>
</file>